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17f43" officeooo:paragraph-rsid="00117f43"/>
    </style:style>
    <style:style style:name="P2" style:family="paragraph" style:parent-style-name="Standard">
      <style:text-properties officeooo:rsid="00117f43" officeooo:paragraph-rsid="00117f43"/>
    </style:style>
    <style:style style:name="P3" style:family="paragraph" style:parent-style-name="Standard">
      <style:text-properties fo:font-weight="bold" officeooo:rsid="00117f43" officeooo:paragraph-rsid="00197566" style:font-weight-asian="bold" style:font-weight-complex="bold"/>
    </style:style>
    <style:style style:name="P4" style:family="paragraph" style:parent-style-name="Standard">
      <style:text-properties fo:font-style="italic" fo:font-weight="normal" officeooo:rsid="00162c54" officeooo:paragraph-rsid="001c4a84" style:font-style-asian="italic" style:font-weight-asian="normal" style:font-style-complex="italic" style:font-weight-complex="normal"/>
    </style:style>
    <style:style style:name="P5" style:family="paragraph" style:parent-style-name="Standard">
      <style:text-properties officeooo:rsid="0012690d" officeooo:paragraph-rsid="001c4a84"/>
    </style:style>
    <style:style style:name="P6" style:family="paragraph" style:parent-style-name="Standard">
      <style:text-properties officeooo:rsid="00117f43" officeooo:paragraph-rsid="00197566"/>
    </style:style>
    <style:style style:name="P7" style:family="paragraph" style:parent-style-name="Standard">
      <style:text-properties officeooo:rsid="001a5f8c" officeooo:paragraph-rsid="001a5f8c"/>
    </style:style>
    <style:style style:name="P8" style:family="paragraph" style:parent-style-name="Standard">
      <style:text-properties fo:font-weight="bold" officeooo:rsid="00117f43" officeooo:paragraph-rsid="00117f43" style:font-weight-asian="bold" style:font-weight-complex="bold"/>
    </style:style>
    <style:style style:name="P9" style:family="paragraph" style:parent-style-name="Standard">
      <style:text-properties fo:font-style="italic" officeooo:rsid="00117f43" officeooo:paragraph-rsid="00117f43" style:font-style-asian="italic" style:font-style-complex="italic"/>
    </style:style>
    <style:style style:name="P10" style:family="paragraph" style:parent-style-name="Standard">
      <style:text-properties officeooo:rsid="00117f43" officeooo:paragraph-rsid="0012690d"/>
    </style:style>
    <style:style style:name="P11" style:family="paragraph" style:parent-style-name="Standard">
      <style:text-properties officeooo:rsid="00117f43" officeooo:paragraph-rsid="001ebdde"/>
    </style:style>
    <style:style style:name="P12" style:family="paragraph" style:parent-style-name="Standard">
      <style:text-properties officeooo:rsid="001df59d" officeooo:paragraph-rsid="001df59d"/>
    </style:style>
    <style:style style:name="P13" style:family="paragraph" style:parent-style-name="Standard">
      <style:text-properties fo:font-weight="bold" officeooo:rsid="00117f43" officeooo:paragraph-rsid="00162c54" style:font-weight-asian="bold" style:font-weight-complex="bold"/>
    </style:style>
    <style:style style:name="P14" style:family="paragraph" style:parent-style-name="Standard">
      <style:text-properties fo:font-style="italic" officeooo:rsid="001a5f8c" officeooo:paragraph-rsid="001a5f8c" style:font-style-asian="italic" style:font-style-complex="italic"/>
    </style:style>
    <style:style style:name="P15" style:family="paragraph" style:parent-style-name="Standard">
      <style:text-properties officeooo:rsid="00179c64" officeooo:paragraph-rsid="00179c64"/>
    </style:style>
    <style:style style:name="T1" style:family="tex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2" style:family="text">
      <style:text-properties officeooo:rsid="001a5f8c"/>
    </style:style>
    <style:style style:name="T3" style:family="text">
      <style:text-properties officeooo:rsid="00162c54"/>
    </style:style>
    <style:style style:name="T4" style:family="text">
      <style:text-properties officeooo:rsid="0012690d"/>
    </style:style>
    <style:style style:name="T5" style:family="text">
      <style:text-properties officeooo:rsid="001395d1"/>
    </style:style>
    <style:style style:name="T6" style:family="text">
      <style:text-properties officeooo:rsid="0014d419"/>
    </style:style>
    <style:style style:name="T7" style:family="text">
      <style:text-properties officeooo:rsid="001c4a84"/>
    </style:style>
    <style:style style:name="T8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Les différentes source du droit</text:span></text:p>
      <text:p text:style-name="P2"/>
      <text:p text:style-name="P3">Constitution</text:p>
      <text:p text:style-name="P4">ex: Les droits de l’homme</text:p>
      <text:p text:style-name="P5"><text:line-break/>- Il faut la double majorité</text:p>
      <text:p text:style-name="P6">- Pour changer la constitution, il faut un délais de 18 mois<text:line-break/> - Il faut au moins deux cantons qui font au moins 50% de voie pour ce changement<text:line-break/> - Il faut que la majorité des cantons soient d’accords.</text:p>
      <text:p text:style-name="P6">- <text:span text:style-name="T2">La principale est la “constitution fédérale”.</text:span></text:p>
      <text:p text:style-name="P7"/>
      <text:p text:style-name="P3"/>
      <text:p text:style-name="P8">La loi</text:p>
      <text:p text:style-name="P9"><text:span text:style-name="T3">ex: </text:span>Lois fédérale (Lcr, LCD, LFPr…)</text:p>
      <text:p text:style-name="P10"/>
      <text:p text:style-name="P10">- <text:span text:style-name="T4">La loi est proposée et votée par l’assemblée fédérale (composée par les conseillers fédéraux)</text:span></text:p>
      <text:p text:style-name="P11"><text:span text:style-name="T4">Composé de deux chambres</text:span></text:p>
      <text:p text:style-name="P11"><text:span text:style-name="T4">- Le conseil national </text:span><text:span text:style-name="T5">(2</text:span><text:span text:style-name="T6">00 </text:span><text:span text:style-name="T5">membres)</text:span></text:p>
      <text:p text:style-name="P10">- <text:span text:style-name="T4">Le conseil des états</text:span><text:tab/><text:span text:style-name="T5">(46 membres)</text:span></text:p>
      <text:p text:style-name="P12"/>
      <text:p text:style-name="P12">Le mot loi à deux sens.</text:p>
      <text:p text:style-name="P12">- On parle de loi pour une seule règle</text:p>
      <text:p text:style-name="P12">- On parle aussi de loi pour les ensembles de règles.</text:p>
      <text:p text:style-name="P13"/>
      <text:p text:style-name="P8">Ordonnance</text:p>
      <text:p text:style-name="P14">ex:Ordonnance sur la maturité professionelle et les minimum requis pour l’acquérir</text:p>
      <text:p text:style-name="P14"/>
      <text:p text:style-name="P15">Sers à ajouter une précision aux lois.</text:p>
      <text:p text:style-name="P15"/>
      <text:p text:style-name="P15"><text:span text:style-name="T7">Régie </text:span><text:span text:style-name="T2"><text:s/>par le conseil fédéral </text:span><text:span text:style-name="T7">sous conditions que :</text:span></text:p>
      <text:p text:style-name="P15">- <text:span text:style-name="T7">Autorisée par le parlement.</text:span></text:p>
      <text:p text:style-name="P2"><text:line-break/><text:span text:style-name="T8">La jurisprudence</text:span></text:p>
      <text:p text:style-name="P8"/>
      <text:p text:style-name="P2">- La façon dont <text:s/>un tribunal juge habituellement selon ce qu’il doit juger.</text:p>
      <text:p text:style-name="P2"/>
      <text:p text:style-name="P8">La doctrine</text:p>
      <text:p text:style-name="P2"/>
      <text:p text:style-name="P6"/>
      <text:p text:style-name="P3">La coutume</text:p>
      <text:p text:style-name="P3"/>
      <text:p text:style-name="P6">- Tradition, transcrite uniquement à l’orale. Façon de se conformer dans un groupe social et/ou ethnique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03T16:03:07.332899220</meta:creation-date>
    <dc:date>2025-09-03T16:31:54.168312698</dc:date>
    <meta:editing-duration>PT17M39S</meta:editing-duration>
    <meta:editing-cycles>10</meta:editing-cycles>
    <meta:generator>LibreOffice/25.2.3.2$Linux_X86_64 LibreOffice_project/520$Build-2</meta:generator>
    <meta:document-statistic meta:table-count="0" meta:image-count="0" meta:object-count="0" meta:page-count="1" meta:paragraph-count="25" meta:word-count="197" meta:character-count="1114" meta:non-whitespace-character-count="936"/>
  </office:meta>
</office:document-meta>
</file>